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StatementFailedException.buildErrorMessage( String stmt , int stmtNumber , EncodedResource encoded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tatementFailedException.ScriptStatementFailedException( String stmt , int stmtNumber , EncodedResource encodedResourc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